
<file path=META-INF/manifest.xml><?xml version="1.0" encoding="utf-8"?>
<manifest:manifest xmlns:manifest="urn:oasis:names:tc:opendocument:xmlns:manifest:1.0" manifest:version="1.2">
  <manifest:file-entry manifest:full-path="/"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font-face-decls/>
  <office:automatic-styles>
    <style:style style:name="P1" style:family="paragraph" style:parent-style-name="Standard">
      <style:text-properties fo:language="el" fo:country="GR"/>
    </style:style>
    <style:style style:name="P2" style:family="paragraph" style:parent-style-name="Standard">
      <style:paragraph-properties fo:margin-left="1.058cm" fo:margin-right="0cm" fo:text-indent="0cm" style:auto-text-indent="false"/>
      <style:text-properties fo:language="el" fo:country="GR"/>
    </style:style>
    <style:style style:name="P3" style:family="paragraph" style:parent-style-name="Table_20_Contents">
      <style:paragraph-properties fo:margin-left="1.058cm" fo:margin-right="0cm" fo:text-indent="0cm" style:auto-text-indent="false"/>
    </style:style>
    <style:style style:name="P4" style:family="paragraph" style:parent-style-name="Text_20_body">
      <style:paragraph-properties fo:margin-left="1.058cm" fo:margin-right="0cm" fo:text-indent="0cm" style:auto-text-indent="false"/>
    </style:style>
    <style:style style:name="P5" style:family="paragraph" style:parent-style-name="Heading_20_1" style:master-page-name="HTML">
      <style:paragraph-properties style:page-number="auto"/>
    </style:style>
    <style:style style:name="T1" style:family="text">
      <style:text-properties fo:language="el" fo:country="GR"/>
    </style:style>
  </office:automatic-styles>
  <office:body>
    <office:text>
      <office:forms form:automatic-focus="false" form:apply-design-mode="false">
        <form:form form:name="unnamed0" form:apply-filter="true" form:control-implementation="ooo:com.sun.star.form.component.Form" office:target-frame="" xlink:href="file:///../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Ευκαιρίες</text:p>
      <text:h text:style-name="Heading_20_2" text:outline-level="2">Επισκόπιση</text:h>
      <text:p text:style-name="Standard"><text:span text:style-name="T1">Χρησιμοποιήστε την επιλογή 'Ευκαιρίες' για να δημιουργήσετε και να διαχειριστείτε ευκαιρίες πωλήσεων, πιθανούς πελάτες, και να δείτε σχετικές εγγραφές. </text:span></text:p>
      <text:p text:style-name="Standard"><text:span text:style-name="T1"><text:line-break/>Μια ευκαιρία καθορίζει το εκτιμώμενο ποσό μιας συμφωνίας πώλησης και είναι συνδεδεμένο με ένα στάδιο πωλήσεων. Σε ένα στάδιο πωλήσεων, όπως το Qualification, το Επιτυχές Κλείσιμο, ή το Ανεπιτυχές Κλείσιμο προσδιορίζουν πόσο κοντά ή όχι βρισκόμαστε σε μια πώληση. Ο διαχειριστής καθορίζει και θέτει το στάδιο των πωλήσεων ανάλογα με τις απαιτήσεις του οργανισμού σας. Το εκτιμώμενη ποσό μπορεί να ποικίλλει ανάλογα με το στάδιο της πώλησης.</text:span></text:p>
      <text:h text:style-name="Heading_20_2" text:outline-level="2">Στάδια πώλησης</text:h>
      <text:p text:style-name="P1">Βασιζόμενο στο στάδιο της πώλησης, το σύστημα υπολογίζει την πιθανότητα μιας πώλησης. Για παράδειγμα, κατά το Proposal στάδιο πώλησης , το σύστημα υπολογίζει την πιθανότητα πώλησης στο 65%, και κατά το στάδιο πώλησης Negotiation, η πιθανότητα αυξάνεται σε 80%.</text:p>
      <text:p text:style-name="Text_20_body"/>
      <text:p text:style-name="P1">Τα παρακάτω είναι τα <text:s/>προεπιλεγμένα στάδια πώλησης στο Sugar:</text:p>
      <text:p text:style-name="Text_20_body"/>
      <text:p text:style-name="P4">Prospecting. <text:bookmark text:name="result_box"/><text:span text:style-name="T1">Αυτό είναι το πρώτο στάδιο στη διαδικασία μιας πώλησης και δείχνει ότι υπάρχει μια προοπτική για πώληση και πρέπει να σταθμιστεί ανάλογα από έναν αντιπρόσωπο πωλήσεων.</text:span></text:p>
      <text:p text:style-name="P4">Qualification. <text:bookmark text:name="result_box4"/><text:span text:style-name="T1">Ο αντιπρόσωπος πωλήσεων σε αυτό το στάδιο διερευνά με την προοπτική να προσδιορίσει εάν υπάρχει μια ευκαιρία πωλήσεων.</text:span></text:p>
      <text:p text:style-name="P4">Needs Analysis. <text:bookmark text:name="result_box5"/><text:span text:style-name="T1">Ο αντιπρόσωπος πωλήσεων διερευνά πιθανά προβλήματα των επιχειρήσεων που αλληλεπιδρούν για την πιθανή πώληση (αφού διαπίστωσε ότι υπάρχει ενδιαφέρον με προοπτική για τα προϊόντα ή τις υπηρεσίες).</text:span></text:p>
      <text:p text:style-name="P4">Value Proposition. <text:bookmark text:name="result_box6"/><text:span text:style-name="T1">Ο αντιπρόσωπος πωλήσεων χαρτογραφεί τα προϊόντα ή/και τις υπηρεσίες της εταιρείας για τα προβλήματα των επιχειρήσεων που αλληλεπιδρούν για την πιθανή πώληση και περιγράφει την αξία της λύσης (που έχει βρεθεί για την αντιμετώπιση των προβλημάτων των επιχειρήσεων που αλληλεπιδρούν για την πιθανή πώληση).</text:span></text:p>
      <text:p text:style-name="P4">Id. Decision Makers. <text:bookmark text:name="result_box7"/><text:span text:style-name="T1">Ο αντιπρόσωπος πωλήσεων προσδιορίζει τους υπεύθυνους λήψης αποφάσεων που απαιτούνται για να κλείσει αυτή η ευκαιρία πώλησης (αφού διαπίστωσε ότι υπάρχει αντιστοιχία μεταξύ των επιχειρηματικών προβλημάτων των επιχειρήσεων που αλληλεπιδρούν για την πιθανή πώληση και των προϊόντων ή/και υπηρεσιών της εταιρείας).</text:span></text:p>
      <text:p text:style-name="P4">Perception Analysis. <text:bookmark text:name="result_box8"/><text:span text:style-name="T1">Ο αντιπρόσωπος πωλήσεων αναλύει την perceived αξία της λύσης για την πιθανή πώληση, με σκοπό την προετοιμασία του κατάλληλου συνδυασμού των προϊόντων και υπηρεσιών για ένα αίτημα πωλήσεων.</text:span></text:p>
      <text:p text:style-name="P4">Proposal/Price Quote. <text:bookmark text:name="result_box9"/><text:span text:style-name="T1">Ο αντιπρόσωπος πωλήσεων παραδίδει μια πρόταση ή μια προσφορά τιμής για την πιθανή πώληση.</text:span></text:p>
      <text:p text:style-name="P4">Negotiation/Review. <text:bookmark text:name="result_box10"/><text:span text:style-name="T1">Ο αντιπρόσωπος πωλήσεων σχολιάζει και διαπραγματεύεται την πρόταση για την πιθανή πώληση.</text:span></text:p>
      <text:p text:style-name="P4">Επιτυχές Κλείσιμο. <text:bookmark text:name="result_box11"/><text:span text:style-name="T1">Ο αντιπρόσωπος πωλήσεων έχει κερδίσει αυτή <text:s/>για την πιθανή πώληση(ευκαιρία πώλησης) και η εταιρεία είναι πλέον σε θέση να τιμολογήσει τον πελάτη.</text:span></text:p>
      <text:p text:style-name="P4">Ανεπιτυχές Κλείσιμο. <text:bookmark text:name="result_box12"/><text:span text:style-name="T1">Ο αντιπρόσωπος πωλήσεων έχει χάσει αυτή την ευκαιρία πώλησης.</text:span></text:p>
      <text:p text:style-name="P1"><text:bookmark text:name="result_box13"/>Κάθε ευκαιρία πρέπει να συσχετίζεται με ένα λογαριασμό. Μπορείτε να συσχετίσετε μια ευκαιρία μόνο με ένα λογαριασμό, αλλά μπορείτε να τη συνδέσετε με πολλαπλά leads και επαφές.</text:p>
      <text:p text:style-name="P1"/>
      <text:p text:style-name="P2"><text:bookmark text:name="result_box14"/>Μπορείτε να συσχετίσετε μια ευκαιρία με μια καμπάνια, προκειμένου να παρακολουθήσετε την αποτελεσματικότητα της καμπάνιας στη δημιουργία ευκαιριών για τον οργανισμό σας. Κάθε ευκαιρία που σχετίζεται με μια καμπάνια και που παράγει έσοδα αντικατοπτρίζεται στο ROI (Return on Investment) διάγραμμα της εκστρατείας. Για περισσότερες πληροφορίες, δείτε</text:p>
      <text:p text:style-name="P2"/>
      <text:p text:style-name="P3"><text:bookmark text:name="result_box15"/>Σημείωση: Μπορείτε να συσχετίσετε μια ευκαιρία με μόνο μία καμπάνια.</text:p>
      <text:p text:style-name="P3"><text:script xlink:href="../../../../assets/js/config.js"/></text:p>
    </office:text>
  </office:body>
</office:document-content>
</file>

<file path=styles.xml><?xml version="1.0" encoding="utf-8"?>
<office:document-styles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l" fo:country="GR"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link="http://www.w3.org/1999/xlink" xmlns:xml="http://www.w3.org/XML/1998/namespace" office:version="1.2">
  <office:meta>
    <dc:title>Sugar Community Edition - SugarCRM Support </dc:title>
    <dc:date>2014-07-18T17:19:26.086Z</dc:date>
    <meta:generator>WebODF/0.5.1 Mozilla/5.0 (Windows NT 6.0; rv:26.0) Gecko/20100101 Firefox/26.0</meta:generator>
    <meta:editing-cycles>6</meta:editing-cycles>
    <meta:user-defined meta:name=""/>
    <meta:user-defined meta:name="viewport">width=device-width</meta:user-defined>
    <dc:creator>WebODF-Curious</dc:creator>
  </office:meta>
</office:document-meta>
</file>